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4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Запоминание сигнал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2.2cm" draw:z-index="1"><draw:image xlink:href="../images/3074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2">&lt;</text:span><text:span text:style-name="T1">справка в разработке</text:span><text:span text:style-name="T2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4-12-09T10:19:52.94</dc:date>
    <meta:generator>OpenOffice/4.1.1$Win32 OpenOffice.org_project/411m6$Build-9775</meta:generator>
    <meta:editing-duration>PT4H4M13S</meta:editing-duration>
    <meta:editing-cycles>88</meta:editing-cycles>
    <meta:document-statistic meta:table-count="1" meta:image-count="2" meta:object-count="0" meta:page-count="1" meta:paragraph-count="6" meta:word-count="9" meta:character-count="60"/>
  </office:meta>
</office:document-meta>
</file>